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reepik_ doughnut sprite</text:p>
      <text:p text:style-name="Standard">OcO_ wolf sprite</text:p>
      <text:p text:style-name="Standard">DannyPixel_ cowboy sprite</text:p>
      <text:p text:style-name="Standard">FinalBossBlues_ tile sprites</text:p>
      <text:p text:style-name="Standard">vnitti_ mountain parallax backgrou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2S</meta:editing-duration>
    <meta:editing-cycles>3</meta:editing-cycles>
    <meta:generator>OpenOffice/4.1.2$Win32 OpenOffice.org_project/412m3$Build-9782</meta:generator>
    <dc:date>2020-02-16T11:17:14.02</dc:date>
    <meta:document-statistic meta:table-count="0" meta:image-count="0" meta:object-count="0" meta:page-count="1" meta:paragraph-count="5" meta:word-count="16" meta:character-count="129"/>
    <meta:user-defined meta:name="Info 1"/>
    <meta:user-defined meta:name="Info 2"/>
    <meta:user-defined meta:name="Info 3"/>
    <meta:user-defined meta:name="Info 4"/>
  </office:meta>
</office:document-meta>
</file>